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Roboto" svg:font-family="Roboto"/>
    <style:font-face style:name="YAD1fMaKeMg 0" svg:font-family="'YAD1fMaKeMg 0', fb, au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Liberation Serif" fo:font-size="8pt" style:font-size-asian="8pt" style:font-size-complex="8pt"/>
    </style:style>
    <style:style style:name="P2" style:family="paragraph" style:parent-style-name="Text_20_body">
      <style:paragraph-properties fo:margin-top="0cm" fo:margin-bottom="0cm" loext:contextual-spacing="false"/>
    </style:style>
    <style:style style:name="P3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YAD1fMaKeMg 0" fo:font-size="8pt" fo:font-style="normal" style:text-underline-style="none" fo:font-weight="normal" style:text-blinking="false" style:font-size-asian="8pt" style:font-size-complex="8pt"/>
    </style:style>
    <style:style style:name="P4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YAD1fMaKeMg 0" fo:font-size="8pt" fo:font-style="normal" style:text-underline-style="none" fo:font-weight="normal" officeooo:paragraph-rsid="000bea11" style:text-blinking="false" style:font-size-asian="8pt" style:font-size-complex="8pt"/>
    </style:style>
    <style:style style:name="P5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YAD1fMaKeMg 0" fo:font-size="8pt" fo:font-style="normal" style:text-underline-style="none" fo:font-weight="normal" officeooo:paragraph-rsid="000d1cc7" style:text-blinking="false" style:font-size-asian="8pt" style:font-size-complex="8pt"/>
    </style:style>
    <style:style style:name="P6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Liberation Serif" fo:font-size="8pt" fo:font-style="normal" style:text-underline-style="none" fo:font-weight="normal" style:text-blinking="false" style:font-size-asian="8pt" style:font-size-complex="8pt"/>
    </style:style>
    <style:style style:name="P7" style:family="paragraph" style:parent-style-name="Text_20_body">
      <style:paragraph-properties fo:margin-top="0cm" fo:margin-bottom="0cm" loext:contextual-spacing="false"/>
      <style:text-properties fo:font-variant="normal" fo:text-transform="none" fo:color="#000000" style:text-line-through-style="none" style:text-line-through-type="none" style:font-name="Liberation Serif" fo:font-size="8pt" fo:font-style="normal" style:text-underline-style="none" fo:font-weight="normal" officeooo:rsid="000bea11" officeooo:paragraph-rsid="000bea11" style:text-blinking="false" style:font-size-asian="8pt" style:font-size-complex="8pt"/>
    </style:style>
    <style:style style:name="P8" style:family="paragraph" style:parent-style-name="Text_20_body">
      <style:paragraph-properties fo:margin-top="0cm" fo:margin-bottom="0cm" loext:contextual-spacing="false"/>
      <style:text-properties officeooo:paragraph-rsid="000976cc"/>
    </style:style>
    <style:style style:name="P9" style:family="paragraph" style:parent-style-name="Text_20_body">
      <style:paragraph-properties fo:margin-top="0cm" fo:margin-bottom="0cm" loext:contextual-spacing="false"/>
      <style:text-properties officeooo:paragraph-rsid="000b08bb"/>
    </style:style>
    <style:style style:name="P10" style:family="paragraph" style:parent-style-name="Text_20_body">
      <style:paragraph-properties fo:margin-top="0cm" fo:margin-bottom="0cm" loext:contextual-spacing="false"/>
      <style:text-properties style:font-name="Liberation Serif" fo:font-size="8pt" style:font-size-asian="8pt" style:font-size-complex="8pt"/>
    </style:style>
    <style:style style:name="T1" style:family="text">
      <style:text-properties fo:font-variant="normal" fo:text-transform="none" fo:color="#000000" style:text-line-through-style="none" style:text-line-through-type="none" style:font-name="YAD1fMaKeMg 0" fo:font-size="10pt" fo:font-style="normal" style:text-underline-style="none" fo:font-weight="normal" style:text-blinking="false" style:font-size-asian="10pt" style:font-size-complex="10pt"/>
    </style:style>
    <style:style style:name="T2" style:family="text">
      <style:text-properties fo:font-variant="normal" fo:text-transform="none" fo:color="#000000" style:text-line-through-style="none" style:text-line-through-type="none" style:font-name="YAD1fMaKeMg 0" fo:font-size="8pt" fo:font-style="normal" style:text-underline-style="none" fo:font-weight="normal" style:text-blinking="false" style:font-size-asian="8pt" style:font-size-complex="8pt"/>
    </style:style>
    <style:style style:name="T3" style:family="text">
      <style:text-properties fo:font-variant="normal" fo:text-transform="none" fo:color="#000000" style:text-line-through-style="none" style:text-line-through-type="none" style:font-name="YAD1fMaKeMg 0" fo:font-size="8pt" style:text-underline-style="none" style:text-blinking="false" style:font-size-asian="8pt" style:font-size-complex="8pt"/>
    </style:style>
    <style:style style:name="T4" style:family="text">
      <style:text-properties fo:font-variant="normal" fo:text-transform="none" fo:color="#000000" style:text-line-through-style="none" style:text-line-through-type="none" style:font-name="YAD1fMaKeMg 0" fo:font-size="8pt" fo:letter-spacing="normal" fo:font-style="normal" style:text-underline-style="none" fo:font-weight="normal" style:text-blinking="false" style:font-size-asian="8pt" style:font-size-complex="8pt"/>
    </style:style>
    <style:style style:name="T5" style:family="text">
      <style:text-properties fo:font-variant="normal" fo:text-transform="none" fo:color="#000000" style:text-line-through-style="none" style:text-line-through-type="none" fo:font-size="8pt" fo:font-style="normal" style:text-underline-style="none" fo:font-weight="normal" style:text-blinking="false" style:font-size-asian="8pt" style:font-size-complex="8pt"/>
    </style:style>
    <style:style style:name="T6" style:family="text">
      <style:text-properties fo:font-variant="normal" fo:text-transform="none" fo:color="#000000" style:text-line-through-style="none" style:text-line-through-type="none" fo:font-size="8pt" style:text-underline-style="none" style:text-blinking="false" style:font-size-asian="8pt" style:font-size-complex="8pt"/>
    </style:style>
    <style:style style:name="T7" style:family="text">
      <style:text-properties fo:font-variant="normal" fo:text-transform="none" fo:color="#000000" style:text-line-through-style="none" style:text-line-through-type="none" fo:font-size="8pt" fo:letter-spacing="normal" fo:font-style="normal" style:text-underline-style="none" fo:font-weight="normal" style:text-blinking="false" style:font-size-asian="8pt" style:font-size-complex="8pt"/>
    </style:style>
    <style:style style:name="T8" style:family="text">
      <style:text-properties fo:font-variant="normal" fo:text-transform="none" fo:color="#000000" style:text-line-through-style="none" style:text-line-through-type="none" style:font-name="Liberation Serif" fo:font-size="8pt" fo:font-style="normal" style:text-underline-style="none" fo:font-weight="normal" style:text-blinking="false" style:font-size-asian="8pt" style:font-size-complex="8pt"/>
    </style:style>
    <style:style style:name="T9" style:family="text">
      <style:text-properties fo:font-variant="normal" fo:text-transform="none" fo:color="#000000" style:text-line-through-style="none" style:text-line-through-type="none" style:font-name="Liberation Serif" fo:font-size="8pt" style:text-underline-style="none" style:text-blinking="false" style:font-size-asian="8pt" style:font-size-complex="8pt"/>
    </style:style>
    <style:style style:name="T10" style:family="text">
      <style:text-properties fo:font-variant="normal" fo:text-transform="none" fo:color="#000000" style:text-line-through-style="none" style:text-line-through-type="none" style:font-name="Liberation Serif" fo:font-size="8pt" fo:letter-spacing="normal" fo:font-style="normal" style:text-underline-style="none" fo:font-weight="normal" style:text-blinking="false" style:font-size-asian="8pt" style:font-size-complex="8pt"/>
    </style:style>
    <style:style style:name="T11" style:family="text">
      <style:text-properties fo:font-variant="normal" fo:text-transform="none" fo:color="#000000" style:text-line-through-style="none" style:text-line-through-type="none" style:font-name="Liberation Serif" fo:font-style="normal" style:text-underline-style="none" fo:font-weight="normal" style:text-blinking="false"/>
    </style:style>
    <style:style style:name="T12" style:family="text">
      <style:text-properties fo:font-variant="normal" fo:text-transform="none" fo:color="#000000" style:text-line-through-style="none" style:text-line-through-type="none" style:font-name="Liberation Serif" style:text-underline-style="none" style:text-blinking="false"/>
    </style:style>
    <style:style style:name="T13" style:family="text">
      <style:text-properties fo:font-variant="normal" fo:text-transform="none" fo:color="#000000" style:text-line-through-style="none" style:text-line-through-type="none" style:font-name="Liberation Serif" fo:letter-spacing="normal" fo:font-style="normal" style:text-underline-style="none" fo:font-weight="normal" style:text-blinking="false"/>
    </style:style>
    <style:style style:name="T14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/>
    </style:style>
    <style:style style:name="T15" style:family="text">
      <style:text-properties fo:font-variant="normal" fo:text-transform="none" fo:color="#000000" style:text-line-through-style="none" style:text-line-through-type="none" fo:letter-spacing="normal" fo:font-style="normal" style:text-underline-style="none" fo:font-weight="normal" style:text-blinking="false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fo:font-size="8pt" style:font-size-asian="8pt" style:font-size-complex="8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2022</text:p>
      <text:p text:style-name="P3"><text:a xlink:type="simple" xlink:href="https://sigma-not.pl/publikacja-135308-wybór-strategii-sprzedaży-w-warunkach-niepewności-gospodarczej-za-pomoca-programowania-operacyjnego.-teoria-wyboru-strategii-czystej-przeglad-piekarski-i-cukierniczy-2022-1.html" text:style-name="Internet_20_link" text:visited-style-name="Visited_20_Internet_20_Link"><text:span text:style-name="T16">Wybór Strategii Sprzedaży W Warunkach Niepewności Gospodarczej Za Pomocą Programowania Operacyjnego. Teoria Wyboru Strategii Czystej, Przegląd Piekarski I Cukierniczy 2022-1</text:span></text:a></text:p>
      <text:p text:style-name="P4"><text:a xlink:type="simple" xlink:href="https://sigma-not.pl/publikacja-136181-cross-validation-w-nauczaniu-nadzorowanym-przeglad-zbozowo-mlynarski-2022-1.html" text:style-name="Internet_20_link" text:visited-style-name="Visited_20_Internet_20_Link"><text:span text:style-name="T16">Cross Validation W Nauczaniu Nadzorowanym, Przegląd Zbożowo-Młynarski 2022-1</text:span></text:a></text:p>
      <text:p text:style-name="P6"><text:a xlink:type="simple" xlink:href="https://sigma-not.pl/publikacja-136036-automated-machine-learning.-pierwsze-rozdanie-w-nowym-cyfrowym-świecie-przeglad-piekarski-i-cukierniczy-2022-2.html" text:style-name="Internet_20_link" text:visited-style-name="Visited_20_Internet_20_Link">Automated Machine Learning. Pierwsze Rozdanie W Nowym Cyfrowym Świecie, Przegląd Piekarski I Cukierniczy 2022-2</text:a></text:p>
      <text:p text:style-name="P5"><text:a xlink:type="simple" xlink:href="https://sigma-not.pl/publikacja-137009-reinforcement-learning-droga-do-sztucznej-inteligencji-przeglad-zbozowo-mlynarski-2022-2.html" text:style-name="Internet_20_link" text:visited-style-name="Visited_20_Internet_20_Link"><text:span text:style-name="T16">Reinforcement Learning Drogą Do Sztucznej Inteligencji, Przegląd Zbożowo-Młynarski 2022-2</text:span></text:a></text:p>
      <text:p text:style-name="P3"><text:a xlink:type="simple" xlink:href="https://sigma-not.pl/publikacja-136588-tworzenie-stron-internetowych-za-pomoca-aplikacji-wordpress-przeglad-piekarski-i-cukierniczy-2022-3.html" text:style-name="Internet_20_link" text:visited-style-name="Visited_20_Internet_20_Link"><text:span text:style-name="T16">Tworzenie Stron Internetowych Za Pomocą Aplikacji Wordpress, Przegląd Piekarski I Cukierniczy 2022-3</text:span></text:a></text:p>
      <text:p text:style-name="P5"><text:a xlink:type="simple" xlink:href="https://sigma-not.pl/publikacja-136976-zastosowanie-memów-w-kreowaniu-pożadanych-zachowań-wśród-klientów-piekarni-przeglad-piekarski-i-cukierniczy-2022-4.html" text:style-name="Internet_20_link" text:visited-style-name="Visited_20_Internet_20_Link"><text:span text:style-name="T16">Zastosowanie Memów W Kreowaniu Pożądanych Zachowań Wśród Klientów Piekarni, Przegląd Piekarski I Cukierniczy 2022-4</text:span></text:a></text:p>
      <text:p text:style-name="P3"><text:a xlink:type="simple" xlink:href="https://sigma-not.pl/publikacja-137377-jak-tworzyć-przekaz-medialny-piekarni?-przeglad-piekarski-i-cukierniczy-2022-5.html" text:style-name="Internet_20_link" text:visited-style-name="Visited_20_Internet_20_Link"><text:span text:style-name="T16">Jak Tworzyć Przekaz Medialny Piekarni? Przegląd Piekarski I Cukierniczy 2022-5</text:span></text:a></text:p>
      <text:p text:style-name="P6"/>
      <text:p text:style-name="P6">2021</text:p>
      <text:p text:style-name="P2"><text:a xlink:type="simple" xlink:href="https://sigma-not.pl/publikacja-130203-problem-przydziału-–-przypadek-specjalizacji-produkcji-metoda-programowania-liniowego-przeglad-zbozowo-mlynarski-2021-1.html" office:target-frame-name="_blank" xlink:show="new" text:style-name="Internet_20_link" text:visited-style-name="Visited_20_Internet_20_Link">P</text:a><text:a xlink:type="simple" xlink:href="https://sigma-not.pl/publikacja-130203-problem-przydziału-–-przypadek-specjalizacji-produkcji-metoda-programowania-liniowego-przeglad-zbozowo-mlynarski-2021-1.html" office:target-frame-name="_blank" xlink:show="new" text:style-name="Internet_20_link" text:visited-style-name="Visited_20_Internet_20_Link">roblem Przydziału – Przypadek Specjalizacji Produkcji Metodą Programowania Liniowego</text:a><text:span text:style-name="T8">. </text:span><text:a xlink:type="simple" xlink:href="https://sigma-not.pl/publikacja-130203-problem-przydziału-–-przypadek-specjalizacji-produkcji-metoda-programowania-liniowego-przeglad-zbozowo-mlynarski-2021-1.html" office:target-frame-name="_blank" xlink:show="new" text:style-name="Internet_20_link" text:visited-style-name="Visited_20_Internet_20_Link">Przegląd Zbożowo-Młynarski 2021-1</text:a></text:p>
      <text:p text:style-name="P2"><text:a xlink:type="simple" xlink:href="https://sigma-not.pl/publikacja-129957-maksymalizacja-przychodów-ze-sprzedaży-pieczywa-za-pomoca-algorytmu-programowania-liniowego-przeglad-piekarski-i-cukierniczy-2021-1.html" office:target-frame-name="_blank" xlink:show="new" text:style-name="Internet_20_link" text:visited-style-name="Visited_20_Internet_20_Link"><text:span text:style-name="T8">Maksymalizacja Przychodów Ze Sprzedaży Pieczywa Za Pomocą Algorytmu Programowania Liniowego. Przegląd Piekarski I Cukierniczy 2021-1</text:span></text:a></text:p>
      <text:p text:style-name="P2"><text:a xlink:type="simple" xlink:href="https://sigma-not.pl/publikacja-130225-sprzedaż-internetowa-w-piekarni-i-cukierni-przeglad-piekarski-i-cukierniczy-2021-2.html" office:target-frame-name="_blank" xlink:show="new" text:style-name="Internet_20_link" text:visited-style-name="Visited_20_Internet_20_Link"><text:span text:style-name="T8">Sprzedaż Internetowa W Piekarni I Cukierni. Przegląd Piekarski I Cukierniczy 2021-2</text:span></text:a></text:p>
      <text:p text:style-name="P8"><text:a xlink:type="simple" xlink:href="https://sigma-not.pl/publikacja-130777-ocena-efektywności-piekarni-za-pomoca-modelu-ccr-dea-przeglad-piekarski-i-cukierniczy-2021-3.html" office:target-frame-name="_blank" xlink:show="new" text:style-name="Internet_20_link" text:visited-style-name="Visited_20_Internet_20_Link">Ocena Efektywności Piekarni Za Pomocą Modelu C</text:a><text:span text:style-name="T8">cr</text:span><text:a xlink:type="simple" xlink:href="https://sigma-not.pl/publikacja-130777-ocena-efektywności-piekarni-za-pomoca-modelu-ccr-dea-przeglad-piekarski-i-cukierniczy-2021-3.html" office:target-frame-name="_blank" xlink:show="new" text:style-name="Internet_20_link" text:visited-style-name="Visited_20_Internet_20_Link">-Dea. Przegląd Piekarski I Cukierniczy 2021-3</text:a></text:p>
      <text:p text:style-name="P9"><text:a xlink:type="simple" xlink:href="https://sigma-not.pl/publikacja-130130-mobbing-–-degradacja-podwładnego-gospodarka-miesna-2021-1.html" office:target-frame-name="_blank" xlink:show="new" text:style-name="Internet_20_link" text:visited-style-name="Visited_20_Internet_20_Link"><text:span text:style-name="T8">Mobbing – Degradacja Podwładnego. Gospodarka Mięsna 2021-1</text:span></text:a><text:a xlink:type="simple" xlink:href="https://sigma-not.pl/publikacja-130130-mobbing-–-degradacja-podwładnego-gospodarka-miesna-2021-1.html" office:target-frame-name="_blank" xlink:show="new" text:style-name="Internet_20_link" text:visited-style-name="Visited_20_Internet_20_Link"><text:span text:style-name="T9"> </text:span></text:a></text:p>
      <text:p text:style-name="P2"><text:a xlink:type="simple" xlink:href="https://sigma-not.pl/publikacja-131266-jak-działa-model-klasyfikacji-random-forest?-przeglad-zbozowo-mlynarski-2021-2.html" office:target-frame-name="_blank" xlink:show="new" text:style-name="Internet_20_link" text:visited-style-name="Visited_20_Internet_20_Link"><text:span text:style-name="T8">Jak Działa Model Klasyfikacji Random Forest? Przegląd Zbożowo-Młynarski 2021-2</text:span></text:a></text:p>
      <text:p text:style-name="P9"><text:a xlink:type="simple" xlink:href="https://sigma-not.pl/publikacja-132046-optymalizacja-liczby-kanałów-obsługi-na-przykładzie-doboru-ilości-mlewników-w-procesie-produkcji-maki-przeglad-zbozowo-mlynarski-2021-3.html" office:target-frame-name="_blank" xlink:show="new" text:style-name="Internet_20_link" text:visited-style-name="Visited_20_Internet_20_Link"><text:span text:style-name="T8">Optymalizacja Liczby Kanałów Obsługi Na Przykładzie Doboru Ilości Mlewników W Procesie Produkcji Mąki. Przegląd Zbożowo-Młynarski 2021-3</text:span></text:a></text:p>
      <text:p text:style-name="Text_20_body"><text:a xlink:type="simple" xlink:href="https://sigma-not.pl/publikacja-130890-techniki-manipulacji-podwładnymi-na-podstawie-eksperymentu-stanleya-milgrama-gospodarka-miesna-2021-3.html" text:style-name="Internet_20_link" text:visited-style-name="Visited_20_Internet_20_Link"><text:span text:style-name="T17">Techniki Manipulacji Podwładnymi Na Podstawie Eksperymentu Stanleya Milgrama, Gospodarka Mięsna 2021-3</text:span></text:a></text:p>
      <text:p text:style-name="P2"><text:span text:style-name="T8">J</text:span><text:a xlink:type="simple" xlink:href="https://sigma-not.pl/publikacja-131191-jak-zoptymalizować-piekarnię?-przeglad-piekarski-i-cukierniczy-2021-4.html" office:target-frame-name="_blank" xlink:show="new" text:style-name="Internet_20_link" text:visited-style-name="Visited_20_Internet_20_Link">ak Zoptymalizować Piekarnię? Przegląd Piekarski I Cukierniczy 2021-4</text:a></text:p>
      <text:p text:style-name="P2"><text:a xlink:type="simple" xlink:href="https://sigma-not.pl/publikacja-132874-zagadnienie-transportowe-–-optymalizacja-dostaw-maki-do-piekarni-według-algorytmu-programowania-operacyjnego-przeglad-zbozowo-mlynarski-2021-4.html" text:style-name="Internet_20_link" text:visited-style-name="Visited_20_Internet_20_Link"><text:span text:style-name="T8">Zagadnienie Transportowe – Optymalizacja Dostaw Mąki Do Piekarni Według Algorytmu Programowania Operacyjnego, Przegląd Zbożowo-Młynarski 2021-4</text:span></text:a></text:p>
      <text:p text:style-name="P2"><text:a xlink:type="simple" xlink:href="https://sigma-not.pl/publikacja-131848-manipulacja-psychologiczna-gospodarka-miesna-2021-5.html" office:target-frame-name="_blank" xlink:show="new" text:style-name="Internet_20_link" text:visited-style-name="Visited_20_Internet_20_Link">Manipulacja Psychologiczna</text:a><text:span text:style-name="T8">. Gospodarka Mięsna 2021-5</text:span></text:p>
      <text:p text:style-name="P2"><text:a xlink:type="simple" xlink:href="https://sigma-not.pl/publikacja-133693-metodologia-tworzenia-modeli-klasyfikacji-przeglad-zbozowo-mlynarski-2021-5.html" text:style-name="Internet_20_link" text:visited-style-name="Visited_20_Internet_20_Link"><text:span text:style-name="T8">Metodologia Tworzenia Modeli Klasyfikacji, Przegląd Zbożowo-Młynarski 2021-5</text:span></text:a></text:p>
      <text:p text:style-name="P2"><text:a xlink:type="simple" xlink:href="https://sigma-not.pl/publikacja-131651-matematyczna-interpretacja-problemu-kolejek-w-sklepach-z-pieczywem-przeglad-piekarski-i-cukierniczy-2021-5.html" office:target-frame-name="_blank" xlink:show="new" text:style-name="Internet_20_link" text:visited-style-name="Visited_20_Internet_20_Link">Matematyczna Interpretacja Problemu Kolejek W Sklepach Z Pieczywem</text:a><text:span text:style-name="T8">. P</text:span><text:a xlink:type="simple" xlink:href="https://sigma-not.pl/zeszyt-6531-przeglad-piekarski-i-cukierniczy-2021-5.html" office:target-frame-name="_blank" xlink:show="new" text:style-name="Internet_20_link" text:visited-style-name="Visited_20_Internet_20_Link">rzegląd Piekarski I Cukierniczy 2021-5</text:a></text:p>
      <text:p text:style-name="P2"><text:a xlink:type="simple" xlink:href="https://sigma-not.pl/publikacja-131980-problem-nadprodukcji-–-matematyczna-optymalizacja-poziomu-produkcji-w-cukierni-przeglad-piekarski-i-cukierniczy-2021-6.html" office:target-frame-name="_blank" xlink:show="new" text:style-name="Internet_20_link" text:visited-style-name="Visited_20_Internet_20_Link"><text:span text:style-name="T8">Problem Nadprodukcji – Matematyczna Optymalizacja Poziomu Produkcji W Cukierni. Przegląd Piekarski I Cukierniczy 2021-6</text:span></text:a></text:p>
      <text:p text:style-name="P2"><text:a xlink:type="simple" xlink:href="https://sigma-not.pl/publikacja-134845-algorytm-prognostyczny-naive-bayes-przeglad-zbozowo-mlynarski-2021-6.html" text:style-name="Internet_20_link" text:visited-style-name="Visited_20_Internet_20_Link"><text:span text:style-name="T8">Algorytm Prognostyczny Naive Bayes, Przegląd Zbożowo-Młynarski 2021-6</text:span></text:a></text:p>
      <text:p text:style-name="P2"><text:a xlink:type="simple" xlink:href="https://sigma-not.pl/publikacja-132611-co-to-jest-optymalizacja?-gospodarka-miesna-2021-7.html" text:style-name="Internet_20_link" text:visited-style-name="Visited_20_Internet_20_Link"><text:span text:style-name="T8">Co To Jest Optymalizacja? Gospodarka Mięsna 2021-7</text:span></text:a></text:p>
      <text:p text:style-name="P2"><text:a xlink:type="simple" xlink:href="https://www.controllingirachunkowosc.pl/controlling/controlling-oparty-na-programowaniu-liniowym" office:target-frame-name="_blank" xlink:show="new" text:style-name="Internet_20_link" text:visited-style-name="Visited_20_Internet_20_Link"><text:span text:style-name="T8">Controlling Oparty Na Programowaniu Liniowym? Controlling I Rachunkowość Zarządcza 6-2021 (Czerwiec)</text:span></text:a></text:p>
      <text:p text:style-name="P10"><text:span text:style-name="T14">Matematyczna Interpretacja Problemu Przydziału Środków Produkcji Przegląd Piekarski I Cukierniczy 2021-8</text:span></text:p>
      <text:p text:style-name="P2"><text:a xlink:type="simple" xlink:href="https://sigma-not.pl/publikacja-133505-jak-zorganizować-zespół-badawczy,-który-promuje-wybitne-jednostki?-gospodarka-miesna-2021-9.html" text:style-name="Internet_20_link" text:visited-style-name="Visited_20_Internet_20_Link"><text:span text:style-name="T8">Jak Zorganizować Zespół Badawczy, Który Promuje Wybitne Jednostki? </text:span></text:a><text:a xlink:type="simple" xlink:href="https://sigma-not.pl/publikacja-133505-jak-zorganizować-zespół-badawczy,-który-promuje-wybitne-jednostki?-gospodarka-miesna-2021-9.html" text:style-name="Internet_20_link" text:visited-style-name="Visited_20_Internet_20_Link"><text:span text:style-name="T10">Gospodarka Mięsna 2021-9</text:span></text:a><text:span text:style-name="T10">,</text:span></text:p>
      <text:p text:style-name="P2"><text:a xlink:type="simple" xlink:href="https://sigma-not.pl/publikacja-133274-optymalizacja-procesu-wykorzystania-surowców-cukierniczych-za-pomoca-metod-programowania-liniowego-przeglad-piekarski-i-cukierniczy-2021-9.html" text:style-name="Internet_20_link" text:visited-style-name="Visited_20_Internet_20_Link">O</text:a><text:a xlink:type="simple" xlink:href="https://sigma-not.pl/publikacja-133274-optymalizacja-procesu-wykorzystania-surowców-cukierniczych-za-pomoca-metod-programowania-liniowego-przeglad-piekarski-i-cukierniczy-2021-9.html" text:style-name="Internet_20_link" text:visited-style-name="Visited_20_Internet_20_Link">ptymalizacja Procesu Wykorzystania Surowców Cukierniczych Za Pomocą Metod Programowania Liniowego, Przegląd Piekarski I Cukierniczy 2021-9</text:a></text:p>
      <text:p text:style-name="P10"><text:span text:style-name="T15">Proces Minimalizacji Kosztów Zakupu Mąki Za Pomocą Algorytmu Badań Operacyjnych, Przegląd Piekarski I Cukierniczy 2021-10,</text:span></text:p>
      <text:p text:style-name="P2"><text:a xlink:type="simple" xlink:href="https://sigma-not.pl/publikacja-134219-dylemat-wyboru-według-teorii-badań-operacyjnych.-przypadek-sprzedaży-urzadzeń-piekarskich---przeglad-piekarski-i-cukierniczy-2021-11.html" text:style-name="Internet_20_link" text:visited-style-name="Visited_20_Internet_20_Link"><text:span text:style-name="T8">Dylemat Wyboru Według Teorii Badań Operacyjnych. Przypadek Sprzedaży Urządzeń Piekarskich, Przegląd Piekarski I Cukierniczy 2021-11</text:span></text:a></text:p>
      <text:p text:style-name="P2"><text:a xlink:type="simple" xlink:href="https://sigma-not.pl/publikacja-134360-jak-rekrutować-najlepszych-pracowników?-gospodarka-miesna-2021-11.html" text:style-name="Internet_20_link" text:visited-style-name="Visited_20_Internet_20_Link"><text:span text:style-name="T8">Jak Rekrutować Najlepszych Pracowników? Gospodarka Mięsna 2021-11</text:span></text:a></text:p>
      <text:p text:style-name="P2"><text:a xlink:type="simple" xlink:href="https://sigma-not.pl/publikacja-134798-zastosowanie-regresji-liniowej-w-przewidywaniu-popytu-detalicznego-przeglad-piekarski-i-cukierniczy-2021-12.html" text:style-name="Internet_20_link" text:visited-style-name="Visited_20_Internet_20_Link"><text:span text:style-name="T17">Zastosowanie Regresji Liniowej W Przewidywaniu Popytu Detalicznego, Przegląd Piekarski I Cukierniczy 2021-12</text:span></text:a></text:p>
      <text:p text:style-name="P6"/>
      <text:p text:style-name="P6">2020</text:p>
      <text:p text:style-name="P2"><text:a xlink:type="simple" xlink:href="https://sigma-not.pl/publikacja-124772-wstęp-do-budowy-modeli-prognozujacych-ceny-zboża-i-produktów-zbożowych-przeglad-zbozowo-mlynarski-2020-1.html" office:target-frame-name="_blank" xlink:show="new" text:style-name="Internet_20_link" text:visited-style-name="Visited_20_Internet_20_Link"><text:span text:style-name="T8">Wstęp Do Budowy Modeli Prognozujących Ceny Zboża I Produktów Zbożowych. Przegląd Zbożowo-Młynarski 2020-1</text:span></text:a></text:p>
      <text:p text:style-name="P2"><text:a xlink:type="simple" xlink:href="https://sigma-not.pl/publikacja-125840-data-science---nowa-nauka-w-obszarze-analizy-danych-przeglad-zbozowo-mlynarski-2020-2.html" office:target-frame-name="_blank" xlink:show="new" text:style-name="Internet_20_link" text:visited-style-name="Visited_20_Internet_20_Link"><text:span text:style-name="T8">Data Science - Nowa Nauka W Obszarze Analizy Danych. Przegląd Zbożowo-Młynarski 2020-2</text:span></text:a></text:p>
      <text:p text:style-name="P2"><text:a xlink:type="simple" xlink:href="https://sigma-not.pl/publikacja-126420-czym-jest-sztuczna-inteligencja?-wprowadzenie-do-algorytmu-konwolucyjnych-sieci-neuronowych-przeglad-zbozowo-mlynarski-2020-3.html" office:target-frame-name="_blank" xlink:show="new" text:style-name="Internet_20_link" text:visited-style-name="Visited_20_Internet_20_Link"><text:span text:style-name="T8">Czym Jest Sztuczna Inteligencja? Wprowadzenie Do Algorytmu Konwolucyjnych Sieci Neuronowych. Przegląd Zbożowo-Młynarski 2020-3</text:span></text:a></text:p>
      <text:p text:style-name="P2"><text:a xlink:type="simple" xlink:href="https://sigma-not.pl/publikacja-127373-jak-działaja-rekurencyjne-sieci-neuronowe-przeglad-zbozowo-mlynarski-2020-4.html" office:target-frame-name="_blank" xlink:show="new" text:style-name="Internet_20_link" text:visited-style-name="Visited_20_Internet_20_Link"><text:span text:style-name="T8">Jak Działają Rekurencyjne Sieci Neuronowe. Przegląd Zbożowo-Młynarski 2020-4</text:span></text:a></text:p>
      <text:p text:style-name="P2"><text:a xlink:type="simple" xlink:href="https://sigma-not.pl/publikacja-128425-zastosowania-algorytmu-programowania-liniowego-w-procesie-wyboru-wielkości-produkcji-przeglad-zbozowo-mlynarski-2020-5.html" office:target-frame-name="_blank" xlink:show="new" text:style-name="Internet_20_link" text:visited-style-name="Visited_20_Internet_20_Link"><text:span text:style-name="T8">Zastosowania Algorytmu Programowania Liniowego W Procesie Wyboru Wielkości Produkcji. Przegląd Zbożowo-Młynarski 2020-5</text:span></text:a></text:p>
      <text:p text:style-name="P2"><text:a xlink:type="simple" xlink:href="https://sigma-not.pl/publikacja-129580-analiza-porównawcza-zużycia-pradu-w-młynach-za-pomoca-programowania-liniowego-dea-ccr-przeglad-zbozowo-mlynarski-2020-6.html" office:target-frame-name="_blank" xlink:show="new" text:style-name="Internet_20_link" text:visited-style-name="Visited_20_Internet_20_Link"><text:span text:style-name="T8">Analiza Porównawcza Zużycia Prądu W Młynach Za Pomocą Programowania Liniowego Dea-Ccr Przegląd Zbożowo-Młynarski 2020-6</text:span></text:a></text:p>
      <text:p text:style-name="P2"><text:a xlink:type="simple" xlink:href="https://sigma-not.pl/publikacja-128318-jakość-sprawozdań-finansowych-przeglad-piekarski-i-cukierniczy-2020-10.html" office:target-frame-name="_blank" xlink:show="new" text:style-name="Internet_20_link" text:visited-style-name="Visited_20_Internet_20_Link"><text:span text:style-name="T8">Jakość Sprawozdań Finansowych Przegląd Piekarski I Cukierniczy 2020-10</text:span></text:a></text:p>
      <text:p text:style-name="P2"><text:a xlink:type="simple" xlink:href="https://sigma-not.pl/publikacja-128973-przykład-zastosowania-programowania-liniowego-przy-określaniu-optymalnej-struktury-asortymentu-w-piekarni-przeglad-piekarski-i-cukierniczy-2020-11.html" office:target-frame-name="_blank" xlink:show="new" text:style-name="Internet_20_link" text:visited-style-name="Visited_20_Internet_20_Link"><text:span text:style-name="T8">Przykład Zastosowania Programowania Liniowego Przy Określaniu Optymalnej Struktury Asortymentu W Piekarni. Przegląd Piekarski I Cukierniczy 2020-11</text:span></text:a></text:p>
      <text:p text:style-name="P2"><text:a xlink:type="simple" xlink:href="https://sigma-not.pl/publikacja-129427-optymalna-wielkości-zamówień-wyznaczona-metoda-economic-order-quantity-przeglad-piekarski-i-cukierniczy-2020-12.html" office:target-frame-name="_blank" xlink:show="new" text:style-name="Internet_20_link" text:visited-style-name="Visited_20_Internet_20_Link"><text:span text:style-name="T8">Optymalna Wielkości Zamówień Wyznaczona Metodą Economic Order Quantity. Przegląd Piekarski I Cukierniczy 2020-12</text:span></text:a></text:p>
      <text:p text:style-name="P6"/>
      <text:p text:style-name="P6">2019</text:p>
      <text:p text:style-name="P2"><text:a xlink:type="simple" xlink:href="https://sigma-not.pl/publikacja-118015-data-science-w-piekarni-przeglad-piekarski-i-cukierniczy-2019-1.html" office:target-frame-name="_blank" xlink:show="new" text:style-name="Internet_20_link" text:visited-style-name="Visited_20_Internet_20_Link"><text:span text:style-name="T8">Data Science W Piekarni. Przegląd Piekarski I Cukierniczy 2019-1</text:span></text:a></text:p>
      <text:p text:style-name="P2"><text:a xlink:type="simple" xlink:href="https://sigma-not.pl/publikacja-118884-wykrywanie-malwersacji-w-procesie-sprzedaży-cukierni-przeglad-piekarski-i-cukierniczy-2019-3.html" office:target-frame-name="_blank" xlink:show="new" text:style-name="Internet_20_link" text:visited-style-name="Visited_20_Internet_20_Link"><text:span text:style-name="T8">Wykrywanie Malwersacji W Procesie Sprzedaży Cukierni. Przegląd Piekarski I Cukierniczy 2019-3</text:span></text:a></text:p>
      <text:p text:style-name="P2"><text:a xlink:type="simple" xlink:href="https://sigma-not.pl/publikacja-119423-data-science-w-diagnostyce-awarii-przeglad-piekarski-i-cukierniczy-2019-4.html" office:target-frame-name="_blank" xlink:show="new" text:style-name="Internet_20_link" text:visited-style-name="Visited_20_Internet_20_Link"><text:span text:style-name="T8">Data Science W Diagnostyce Awarii. Przegląd Piekarski I Cukierniczy 2019-4</text:span></text:a></text:p>
      <text:p text:style-name="P9"><text:a xlink:type="simple" xlink:href="https://wtm695450085.medium.com/example-of-the-use-of-shift-for-linear-regression-in-python-how-to-find-optimal-correlation-shift-d86980e82148" office:target-frame-name="_blank" xlink:show="new" text:style-name="Internet_20_link" text:visited-style-name="Visited_20_Internet_20_Link"><text:span text:style-name="T8">Example Of The Use Of Shift For Linear Regression In Python. How To Find Optimal Correlation Shift? Towards Data Science </text:span></text:a></text:p>
      <text:p text:style-name="P9"><text:a xlink:type="simple" xlink:href="https://wtm695450085.medium.com/example-of-the-use-of-shift-for-linear-regression-in-python-how-to-find-optimal-correlation-shift-d86980e82148" office:target-frame-name="_blank" xlink:show="new" text:style-name="Internet_20_link" text:visited-style-name="Visited_20_Internet_20_Link"><text:span text:style-name="T8"/></text:a></text:p>
      <text:p text:style-name="P9"><text:a xlink:type="simple" xlink:href="https://wtm695450085.medium.com/example-of-the-use-of-shift-for-linear-regression-in-python-how-to-find-optimal-correlation-shift-d86980e82148" office:target-frame-name="_blank" xlink:show="new" text:style-name="Internet_20_link" text:visited-style-name="Visited_20_Internet_20_Link"><text:span text:style-name="T8">2019-10</text:span></text:a><text:a xlink:type="simple" xlink:href="https://wtm695450085.medium.com/example-of-the-use-of-shift-for-linear-regression-in-python-how-to-find-optimal-correlation-shift-d86980e82148" office:target-frame-name="_blank" xlink:show="new" text:style-name="Internet_20_link" text:visited-style-name="Visited_20_Internet_20_Link"><text:span text:style-name="T9"> </text:span></text:a></text:p>
      <text:p text:style-name="P6">2009-2018</text:p>
      <text:p text:style-name="P2"><text:a xlink:type="simple" xlink:href="https://sigma-not.pl/publikacja-71825-rachunek-kosztów-pełnych-i-kosztów-zmiennych---porównanie-metod-przeglad-piekarski-i-cukierniczy-2012-11.html" office:target-frame-name="_blank" xlink:show="new" text:style-name="Internet_20_link" text:visited-style-name="Visited_20_Internet_20_Link"><text:span text:style-name="T8">Rachunek Kosztów Pełnych I Kosztów Zmiennych - Porównanie Metod. Przegląd Piekarski I Cukierniczy 2012-11</text:span></text:a></text:p>
      <text:p text:style-name="P2"><text:a xlink:type="simple" xlink:href="https://sigma-not.pl/publikacja-70292-jakość-w-kawiarni.-może-z-tqm?-przeglad-piekarski-i-cukierniczy-2012-9.html" office:target-frame-name="_blank" xlink:show="new" text:style-name="Internet_20_link" text:visited-style-name="Visited_20_Internet_20_Link"><text:span text:style-name="T8">Jakość W Kawiarni. Może Z Tqm? Przegląd Piekarski I Cukierniczy 2012-9</text:span></text:a></text:p>
      <text:p text:style-name="P2"><text:a xlink:type="simple" xlink:href="https://www.controllingirachunkowosc.pl/zarzadzanie/total-quality-management-w-dziale-ksiegowosci" office:target-frame-name="_blank" xlink:show="new" text:style-name="Internet_20_link" text:visited-style-name="Visited_20_Internet_20_Link"><text:span text:style-name="T8">Total Quality Management W Dziale Księgowości. Controlling I Rachunkowość Zarządcza - Wrzesień 2012</text:span></text:a></text:p>
      <text:p text:style-name="P2"><text:a xlink:type="simple" xlink:href="http://www.econtrolling.explanator.pl/doswiadczenia-i-wiedza-ekspertow/total-economic-impact-nowatorski-model-oceny-projektow-branzy-it" office:target-frame-name="_blank" xlink:show="new" text:style-name="Internet_20_link" text:visited-style-name="Visited_20_Internet_20_Link"><text:span text:style-name="T8">Total Economic Impact – Nowatorski Model Oceny Projektów Branży It. Controlling I Rachunkowość Zarządcza – Marzec 2013</text:span></text:a></text:p>
      <text:p text:style-name="P2"><text:a xlink:type="simple" xlink:href="http://www.computerworld.pl/news/357311_2/Policzone.ryzyka.i.korzysci.html" office:target-frame-name="_blank" xlink:show="new" text:style-name="Internet_20_link" text:visited-style-name="Visited_20_Internet_20_Link"><text:span text:style-name="T8">Policzone Ryzyka I Korzyści - Total Economic Impact. Computerworld – Marzec 2013</text:span></text:a></text:p>
      <text:p text:style-name="P2"><text:a xlink:type="simple" xlink:href="http://nf.pl/manager/mity-i-fakty-na-temat-metod-kompleksowego-zarzadzania-jakoscia,,10739,150" office:target-frame-name="_blank" xlink:show="new" text:style-name="Internet_20_link" text:visited-style-name="Visited_20_Internet_20_Link"><text:span text:style-name="T8">Mity I Fakty Na Temat Metod Kompleksowego Zarządzania Jakością. Nowoczesna Firma2012-4</text:span></text:a></text:p>
      <text:p text:style-name="P2"><text:a xlink:type="simple" xlink:href="http://nf.pl/manager/zrozumiec-potrzebe-kompleksowego-zarzadzania-jakoscia,,10663,85" office:target-frame-name="_blank" xlink:show="new" text:style-name="Internet_20_link" text:visited-style-name="Visited_20_Internet_20_Link"><text:span text:style-name="T8">Zrozumieć Potrzebę Kompleksowego Zarządzania Jakością. Nowoczesna Firma 2014-2</text:span></text:a></text:p>
      <text:p text:style-name="P2"><text:a xlink:type="simple" xlink:href="http://nf.pl/po-pracy/jak-odkryc-kluczowe-potrzeby-klientow,,11408,295" office:target-frame-name="_blank" xlink:show="new" text:style-name="Internet_20_link" text:visited-style-name="Visited_20_Internet_20_Link"><text:span text:style-name="T8">Jak Odkryć Kluczowe Potrzeby Klientów? Nowoczesna Firma 2013-6</text:span></text:a></text:p>
      <text:p text:style-name="P2"><text:a xlink:type="simple" xlink:href="http://nf.pl/po-pracy/historia-powstania-metody-zarzadzania-jakoscia-six-sigma,,11317,295" office:target-frame-name="_blank" xlink:show="new" text:style-name="Internet_20_link" text:visited-style-name="Visited_20_Internet_20_Link"><text:span text:style-name="T8">Historia Powstania Metody Zarządzania Jakością Six Sigma. Nowoczesna Firma 2013-7</text:span></text:a>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Roboto" svg:font-family="Roboto"/>
    <style:font-face style:name="YAD1fMaKeMg 0" svg:font-family="'YAD1fMaKeMg 0', fb, auto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07T07:31:33.041333012</meta:creation-date>
    <dc:date>2022-06-07T15:49:43.051574119</dc:date>
    <meta:editing-duration>PT6M37S</meta:editing-duration>
    <meta:editing-cycles>1</meta:editing-cycles>
    <meta:generator>LibreOffice/6.4.7.2$Linux_X86_64 LibreOffice_project/40$Build-2</meta:generator>
    <meta:document-statistic meta:table-count="0" meta:image-count="0" meta:object-count="0" meta:page-count="1" meta:paragraph-count="59" meta:word-count="615" meta:character-count="5215" meta:non-whitespace-character-count="4649"/>
  </office:meta>
</office:document-meta>
</file>